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office:value-type="string">
            <text:p>Kernel_cpu_1</text:p>
          </table:table-cell>
          <table:table-cell/>
          <table:table-cell table:number-columns-repeated="4"/>
        </table:table-row>
        <table:table-row table:style-name="ro1">
          <table:table-cell table:number-columns-repeated="5"/>
          <table:table-cell office:value-type="float" office:value="2300">
            <text:p>2300</text:p>
          </table:table-cell>
          <table:table-cell table:formula="of:=[.G1]+[.F2]" office:value-type="float" office:value="2300">
            <text:p>2300</text:p>
          </table:table-cell>
          <table:table-cell table:formula="of:=MAX(0;100- (  ( (MAX(2064;[.F2]) -2064) / 2064 )*100))" office:value-type="float" office:value="88.5658914728682">
            <text:p>88.56589147286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76">
            <text:p>2076</text:p>
          </table:table-cell>
          <table:table-cell table:formula="of:=[.G2]+[.F3]" office:value-type="float" office:value="4376">
            <text:p>4376</text:p>
          </table:table-cell>
          <table:table-cell table:formula="of:=MAX(0;100- (  ( (MAX(2064;[.F3]) -2064) / 2064 )*100))" office:value-type="float" office:value="99.4186046511628">
            <text:p>99.41860465116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0">
            <text:p>2080</text:p>
          </table:table-cell>
          <table:table-cell table:formula="of:=[.G3]+[.F4]" office:value-type="float" office:value="6456">
            <text:p>6456</text:p>
          </table:table-cell>
          <table:table-cell table:formula="of:=MAX(0;100- (  ( (MAX(2064;[.F4]) -2064) / 2064 )*100))" office:value-type="float" office:value="99.2248062015504">
            <text:p>99.22480620155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4]+[.F5]" office:value-type="float" office:value="8516">
            <text:p>8516</text:p>
          </table:table-cell>
          <table:table-cell table:formula="of:=MAX(0;100- (  ( (MAX(2064;[.F5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5]+[.F6]" office:value-type="float" office:value="10580">
            <text:p>10580</text:p>
          </table:table-cell>
          <table:table-cell table:formula="of:=MAX(0;100- (  ( (MAX(2064;[.F6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6]+[.F7]" office:value-type="float" office:value="12640">
            <text:p>12640</text:p>
          </table:table-cell>
          <table:table-cell table:formula="of:=MAX(0;100- (  ( (MAX(2064;[.F7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7]+[.F8]" office:value-type="float" office:value="14704">
            <text:p>14704</text:p>
          </table:table-cell>
          <table:table-cell table:formula="of:=MAX(0;100- (  ( (MAX(2064;[.F8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8]+[.F9]" office:value-type="float" office:value="16764">
            <text:p>16764</text:p>
          </table:table-cell>
          <table:table-cell table:formula="of:=MAX(0;100- (  ( (MAX(2064;[.F9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9]+[.F10]" office:value-type="float" office:value="18828">
            <text:p>18828</text:p>
          </table:table-cell>
          <table:table-cell table:formula="of:=MAX(0;100- (  ( (MAX(2064;[.F10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10]+[.F11]" office:value-type="float" office:value="20888">
            <text:p>20888</text:p>
          </table:table-cell>
          <table:table-cell table:formula="of:=MAX(0;100- (  ( (MAX(2064;[.F11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11]+[.F12]" office:value-type="float" office:value="22952">
            <text:p>22952</text:p>
          </table:table-cell>
          <table:table-cell table:formula="of:=MAX(0;100- (  ( (MAX(2064;[.F12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12]+[.F13]" office:value-type="float" office:value="25012">
            <text:p>25012</text:p>
          </table:table-cell>
          <table:table-cell table:formula="of:=MAX(0;100- (  ( (MAX(2064;[.F13]) -2064) / 2064 )*100))" office:value-type="float" office:value="100">
            <text:p>100</text:p>
          </table:table-cell>
          <table:table-cell table:number-columns-repeated="2"/>
          <table:table-cell>
            <draw:frame table:end-cell-address="Sheet1.T43" table:end-x="2.058cm" table:end-y="0.265cm" draw:z-index="0" draw:style-name="gr1" svg:width="21.677cm" svg:height="13.37cm" svg:x="0.705cm" svg:y="0.391cm">
              <draw:object draw:notify-on-update-of-ranges="Sheet1.G2:Sheet1.G23 Sheet1.H2:Sheet1.H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13]+[.F14]" office:value-type="float" office:value="27076">
            <text:p>27076</text:p>
          </table:table-cell>
          <table:table-cell table:formula="of:=MAX(0;100- (  ( (MAX(2064;[.F14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27">
            <text:p>4127</text:p>
          </table:table-cell>
          <table:table-cell table:formula="of:=[.G14]+[.F15]" office:value-type="float" office:value="31203">
            <text:p>31203</text:p>
          </table:table-cell>
          <table:table-cell table:formula="of:=MAX(0;100- (  ( (MAX(2064;[.F15]) -2064) / 2064 )*100))" office:value-type="float" office:value="0.048449612403104">
            <text:p>0.0484496124031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15]+[.F16]" office:value-type="float" office:value="33267">
            <text:p>33267</text:p>
          </table:table-cell>
          <table:table-cell table:formula="of:=MAX(0;100- (  ( (MAX(2064;[.F16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16]+[.F17]" office:value-type="float" office:value="35327">
            <text:p>35327</text:p>
          </table:table-cell>
          <table:table-cell table:formula="of:=MAX(0;100- (  ( (MAX(2064;[.F17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00">
            <text:p>5000</text:p>
          </table:table-cell>
          <table:table-cell table:formula="of:=[.G17]+[.F18]" office:value-type="float" office:value="40327">
            <text:p>40327</text:p>
          </table:table-cell>
          <table:table-cell table:formula="of:=MAX(0;100- (  ( (MAX(2064;[.F18]) -2064) / 2064 )*10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18]+[.F19]" office:value-type="float" office:value="42387">
            <text:p>42387</text:p>
          </table:table-cell>
          <table:table-cell table:formula="of:=MAX(0;100- (  ( (MAX(2064;[.F19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19]+[.F20]" office:value-type="float" office:value="44451">
            <text:p>44451</text:p>
          </table:table-cell>
          <table:table-cell table:formula="of:=MAX(0;100- (  ( (MAX(2064;[.F20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20]+[.F21]" office:value-type="float" office:value="46511">
            <text:p>46511</text:p>
          </table:table-cell>
          <table:table-cell table:formula="of:=MAX(0;100- (  ( (MAX(2064;[.F21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formula="of:=[.G21]+[.F22]" office:value-type="float" office:value="48575">
            <text:p>48575</text:p>
          </table:table-cell>
          <table:table-cell table:formula="of:=MAX(0;100- (  ( (MAX(2064;[.F22]) -2064) / 2064 )*100)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formula="of:=[.G22]+[.F23]" office:value-type="float" office:value="50635">
            <text:p>50635</text:p>
          </table:table-cell>
          <table:table-cell table:formula="of:=MAX(0;100- (  ( (MAX(2064;[.F23]) -2064) / 2064 )*100))" office:value-type="float" office:value="100">
            <text:p>100</text:p>
          </table:table-cell>
          <table:table-cell table:number-columns-repeated="3"/>
        </table:table-row>
        <table:table-row table:style-name="ro1" table:number-rows-repeated="266">
          <table:table-cell table:number-columns-repeated="11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4">
            <text:p>20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60">
            <text:p>206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/10/2012</text:date>, <text:time>14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3T14:05:21</dc:date>
    <dc:creator>Etienne </dc:creator>
    <meta:document-statistic meta:table-count="1" meta:cell-count="780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78cm" svg:height="13.371cm" xlink:href=".." chart:class="chart:scatter" chart:style-name="ch1">
        <chart:legend chart:legend-position="end" svg:x="19.325cm" svg:y="6.403cm" chart:style-name="ch2"/>
        <chart:plot-area chart:style-name="ch3" table:cell-range-address="Sheet1.G2:Sheet1.H23" svg:x="0.433cm" svg:y="0.267cm" svg:width="18.46cm" svg:height="12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3" chart:class="chart:scatter">
            <chart:domain table:cell-range-address="Sheet1.G2:Sheet1.G23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0">
                <text:p text:id="Sheet1.G2:Sheet1.G23">2300</text:p>
              </table:table-cell>
              <table:table-cell office:value-type="float" office:value="88.5658914728682">
                <text:p text:id="Sheet1.H2:Sheet1.H23">88.5658914728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76">
                <text:p>4376</text:p>
              </table:table-cell>
              <table:table-cell office:value-type="float" office:value="99.4186046511628">
                <text:p>99.4186046511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6">
                <text:p>6456</text:p>
              </table:table-cell>
              <table:table-cell office:value-type="float" office:value="99.2248062015504">
                <text:p>99.2248062015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16">
                <text:p>8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80">
                <text:p>10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40">
                <text:p>12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4">
                <text:p>14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64">
                <text:p>16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28">
                <text:p>18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888">
                <text:p>20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52">
                <text:p>22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12">
                <text:p>25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76">
                <text:p>27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03">
                <text:p>31203</text:p>
              </table:table-cell>
              <table:table-cell office:value-type="float" office:value="0.048449612403104">
                <text:p>0.04844961240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67">
                <text:p>33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7">
                <text:p>35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27">
                <text:p>4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87">
                <text:p>42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51">
                <text:p>44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511">
                <text:p>46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575">
                <text:p>48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635">
                <text:p>5063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